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alibri" svg:font-family="Calibri"/>
    <style:font-face style:name="Arial Unicode MS" svg:font-family="'Arial Unicode MS'" style:font-family-generic="modern"/>
    <style:font-face style:name="Calibri4" svg:font-family="Calibri" style:font-family-generic="modern"/>
    <style:font-face style:name="Courier New1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1" svg:font-family="Tahoma" style:font-pitch="variable"/>
    <style:font-face style:name="Arial5" svg:font-family="Arial" style:font-family-generic="modern" style:font-pitch="variable"/>
    <style:font-face style:name="Arial Unicode MS1" svg:font-family="'Arial Unicode MS'" style:font-family-generic="modern" style:font-pitch="variable"/>
    <style:font-face style:name="DejaVu Sans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" svg:font-family="'Liberation Serif'" style:font-family-generic="script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  <style:paragraph-properties style:writing-mode="lr-tb"/>
    </style:style>
    <style:style style:name="gr3" style:family="graphic" style:parent-style-name="objectwithoutfill">
      <style:graphic-properties svg:stroke-color="#6666ff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8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_5f_-title">
      <style:graphic-properties fo:min-height="1.776cm"/>
      <style:paragraph-properties style:writing-mode="lr-tb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_5f_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187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8.92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6.097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00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91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57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009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579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3.302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co6" style:family="table-column">
      <style:table-column-properties style:column-width="1.524cm" style:use-optimal-column-width="false"/>
    </style:style>
    <style:style style:name="ro1" style:family="table-row">
      <style:table-row-properties style:row-height="2.317cm" style:use-optimal-row-height="false"/>
    </style:style>
    <style:style style:name="ro2" style:family="table-row">
      <style:table-row-properties style:row-height="6.574cm" style:use-optimal-row-height="false"/>
    </style:style>
    <style:style style:name="ro3" style:family="table-row">
      <style:table-row-properties style:row-height="5.18cm" style:use-optimal-row-height="false"/>
    </style:style>
    <style:style style:name="ro4" style:family="table-row">
      <style:table-row-properties style:row-height="1.048cm" style:use-optimal-row-height="false"/>
    </style:style>
    <style:style style:name="ro5" style:family="table-row">
      <style:table-row-properties style:row-height="1.049cm" style:use-optimal-row-height="false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font-size="44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2" style:family="paragraph">
      <style:text-properties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0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3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size="44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7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fo:color="#0066ff" fo:font-size="36pt"/>
    </style:style>
    <style:style style:name="T16" style:family="text">
      <style:text-properties fo:color="#00cc00" fo:font-size="36pt"/>
    </style:style>
    <style:style style:name="T17" style:family="text">
      <style:text-properties fo:color="#0066ff" fo:font-size="36pt" fo:font-style="normal" style:font-style-asian="normal" style:font-style-complex="normal"/>
    </style:style>
    <style:style style:name="T18" style:family="text">
      <style:text-properties fo:color="#0066ff" fo:font-size="36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ff" fo:font-size="36p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cc00" fo:font-size="36pt" fo:font-style="normal" style:font-style-asian="normal" style:font-style-complex="normal"/>
    </style:style>
    <style:style style:name="T21" style:family="text">
      <style:text-properties fo:color="#00cc00" fo:font-size="36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e181e" fo:font-size="36pt" fo:font-style="normal" style:font-style-asian="normal" style:font-style-complex="normal"/>
    </style:style>
    <style:style style:name="T23" style:family="text">
      <style:text-properties fo:color="#ce181e" fo:font-size="36pt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MS Gothic2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Tahoma1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1" style:font-size-complex="2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1" style:font-size-complex="27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1" style:font-size-complex="27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1" style:font-size-complex="27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1" style:font-size-complex="8pt" style:font-style-complex="normal" style:font-weight-complex="normal"/>
    </style:style>
    <style:style style:name="T33" style:family="text">
      <style:text-properties fo:font-variant="normal" fo:text-transform="none" fo:color="#ffff00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1" style:font-size-complex="27pt" style:font-style-complex="normal" style:font-weight-complex="bold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Arial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1" style:font-size-complex="8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1" style:font-size-complex="27pt" style:font-style-complex="normal" style:font-weight-complex="bold"/>
    </style:style>
    <style:style style:name="T36" style:family="text">
      <style:text-properties fo:font-variant="normal" fo:text-transform="none" fo:color="#002060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1" style:font-size-complex="27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41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Tahoma1" style:font-size-complex="28pt" style:font-style-complex="normal" style:font-weight-complex="bold"/>
    </style:style>
    <style:style style:name="T42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44" style:family="text">
      <style:text-properties fo:font-variant="normal" fo:text-transform="none" fo:color="#7030a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1" style:font-size-complex="32pt" style:font-style-complex="normal" style:font-weight-complex="bold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</text:span><text:span text:style-name="T1">copy</text:span><text:span text:style-name="T1">, </text:span><text:span text:style-name="T1">assi</text:span><text:span text:style-name="T1">gn, </text:span><text:span text:style-name="T1">conv</text:span><text:span text:style-name="T1">ert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</text:span><text:span text:style-name="T2">on 1: </text:span><text:span text:style-name="T2">Dr. </text:span><text:span text:style-name="T2">Ofir </text:span><text:span text:style-name="T2">Pele</text:span></text:p>
              </text:list-item>
              <text:list-item>
                <text:p text:style-name="P3"><text:span text:style-name="T2">Versi</text:span><text:span text:style-name="T2">on 2: </text:span><text:span text:style-name="T2">Dr. </text:span><text:span text:style-name="T2">Erel </text:span><text:span text:style-name="T2">Segal</text:span><text:span text:style-name="T2">-</text:span><text:span text:style-name="T2">Halev</text:span><text:span text:style-name="T2">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text:span text:style-name="T4"> (folder 1)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7">int</text:span><text:span text:style-name="T8"> main() {</text:span></text:p>
            <text:p><text:span text:style-name="T8"><text:s text:c="3"/></text:span><text:span text:style-name="T8">IntList a(3);</text:span></text:p>
            <text:p><text:span text:style-name="T8"><text:s text:c="3"/></text:span><text:span text:style-name="T8">IntList b=a;</text:span></text:p>
            <text:p><text:span text:style-name="T8"><text:s text:c="3"/></text:span><text:span text:style-name="T8">IntList c(2);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301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=123</text:span></text:p>
              </table:table-cell>
            </table:table-row>
            <table:table-row table:style-name="ro4">
              <table:table-cell table:style-name="ce3">
                <text:p text:style-name="P12"><text:span text:style-name="T12">b.p=123</text:span></text:p>
                <text:p text:style-name="P12"><text:span text:style-name="T12">c.p=45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4" draw:text-style-name="P13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</text:span><text:span text:style-name="T3">low </text:span><text:span text:style-name="T3">vs. </text:span><text:span text:style-name="T3">Dee</text:span><text:span text:style-name="T3">p </text:span><text:span text:style-name="T3">Cop</text:span><text:span text:style-name="T3">y</text:span><text:span text:style-name="T4"> </text:span><text:span text:style-name="T4">(folder </text:span><text:span text:style-name="T4">1)</text:span></text:p>
          </draw:text-box>
        </draw:frame>
        <draw:frame draw:style-name="gr5" draw:text-style-name="P8" draw:layer="layout" svg:width="9.652cm" svg:height="16.766cm" svg:x="0.762cm" svg:y="2.794cm">
          <draw:text-box>
            <text:p><text:span text:style-name="T5">class</text:span><text:span text:style-name="T6"> </text:span><text:span text:style-name="T6">IntList </text:span><text:span text:style-name="T6">{</text:span></text:p>
            <text:p><text:span text:style-name="T6"><text:s text:c="3"/></text:span><text:span text:style-name="T6">int* </text:span><text:span text:style-name="T6">p;</text:span></text:p>
            <text:p><text:span text:style-name="T5">public</text:span><text:span text:style-name="T6">:</text:span></text:p>
            <text:p><text:span text:style-name="T6"><text:s text:c="3"/></text:span><text:span text:style-name="T6">IntList(</text:span><text:span text:style-name="T6">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</text:span><text:span text:style-name="T6">{ <text:s/>}</text:span></text:p>
            <text:p><text:span text:style-name="T6"><text:s text:c="3"/></text:span><text:span text:style-name="T6">~IntLis</text:span><text:span text:style-name="T6">t() {</text:span></text:p>
            <text:p><text:span text:style-name="T6"><text:s text:c="6"/></text:span><text:span text:style-name="T5">delete</text:span><text:span text:style-name="T6">[</text:span><text:span text:style-name="T6">] p; <text:s/>}</text:span></text:p>
            <text:p><text:span text:style-name="T6">};</text:span></text:p>
            <text:p><text:span text:style-name="T7">int</text:span><text:span text:style-name="T8"> </text:span><text:span text:style-name="T8">main() </text:span><text:span text:style-name="T8">{</text:span></text:p>
            <text:p><text:span text:style-name="T8"><text:s text:c="3"/></text:span><text:span text:style-name="T8">int* p </text:span><text:span text:style-name="T8">= new </text:span><text:span text:style-name="T8">int[5];</text:span></text:p>
            <text:p><text:span text:style-name="T8"><text:s text:c="3"/></text:span><text:span text:style-name="T8">int* q </text:span><text:span text:style-name="T8">= p;</text:span></text:p>
            <text:p text:style-name="P15"><text:span text:style-name="T8"><text:s text:c="3"/></text:span><text:span text:style-name="T8">delete[</text:span><text:span text:style-name="T8">] q; // </text:span><text:span text:style-name="T8">OK</text:span></text:p>
            <text:p text:style-name="P15"><text:span text:style-name="T8"><text:s text:c="3"/></text:span><text:span text:style-name="T8">delete[</text:span><text:span text:style-name="T8">] p; // </text:span><text:span text:style-name="T8">Error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6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4" draw:text-style-name="P13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</text:span><text:span text:style-name="T3">low </text:span><text:span text:style-name="T3">vs. </text:span><text:span text:style-name="T3">Dee</text:span><text:span text:style-name="T3">p </text:span><text:span text:style-name="T3">Cop</text:span><text:span text:style-name="T3">y</text:span></text:p>
          </draw:text-box>
        </draw:frame>
        <draw:frame draw:style-name="gr5" draw:text-style-name="P8" draw:layer="layout" svg:width="9.652cm" svg:height="16.766cm" svg:x="0.762cm" svg:y="2.794cm">
          <draw:text-box>
            <text:p><text:span text:style-name="T5">class</text:span><text:span text:style-name="T6"> </text:span><text:span text:style-name="T6">IntList </text:span><text:span text:style-name="T6">{</text:span></text:p>
            <text:p><text:span text:style-name="T6"><text:s text:c="3"/></text:span><text:span text:style-name="T6">int* </text:span><text:span text:style-name="T6">p;</text:span></text:p>
            <text:p><text:span text:style-name="T5">public</text:span><text:span text:style-name="T6">:</text:span></text:p>
            <text:p><text:span text:style-name="T6"><text:s text:c="3"/></text:span><text:span text:style-name="T6">IntList(</text:span><text:span text:style-name="T6">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</text:span><text:span text:style-name="T6">{ <text:s/>}</text:span></text:p>
            <text:p><text:span text:style-name="T6"><text:s text:c="3"/></text:span><text:span text:style-name="T6">~IntLis</text:span><text:span text:style-name="T6">t() {</text:span></text:p>
            <text:p><text:span text:style-name="T6"><text:s text:c="6"/></text:span><text:span text:style-name="T5">delete</text:span><text:span text:style-name="T6">[</text:span><text:span text:style-name="T6">] p; <text:s/>}</text:span></text:p>
            <text:p><text:span text:style-name="T6">};</text:span></text:p>
            <text:p><text:span text:style-name="T6"/></text:p>
            <text:p><text:span text:style-name="T7">int</text:span><text:span text:style-name="T8"> </text:span><text:span text:style-name="T8">main() </text:span><text:span text:style-name="T8">{</text:span></text:p>
            <text:p><text:span text:style-name="T8"><text:s text:c="3"/></text:span><text:span text:style-name="T8">IntList </text:span><text:span text:style-name="T8">a(3);</text:span></text:p>
            <text:p><text:span text:style-name="T8"><text:s text:c="3"/></text:span><text:span text:style-name="T8">IntList </text:span><text:span text:style-name="T8">b=a;</text:span></text:p>
            <text:p><text:span text:style-name="T8"><text:s text:c="3"/></text:span><text:span text:style-name="T8">IntList </text:span><text:span text:style-name="T8">c(2); </text:span><text:span text:style-name="T8">c=a; </text:span><text:span text:style-name="T8"><text:line-break/></text:span><text:span text:style-name="T8"> <text:s text:c="6"/>// </text:span><text:span text:style-name="T8">c.p = </text:span><text:span text:style-name="T8">a.p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6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11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12.svm" xlink:type="simple" xlink:show="embed" xlink:actuate="onLoad"/>
        </draw:frame>
        <draw:path draw:style-name="gr4" draw:text-style-name="P13" draw:layer="layout" svg:width="4.07cm" svg:height="2.862cm" draw:transform="rotate (-1.89455490303985) translate (23.4720530091771cm 9.46569023691916cm)" svg:viewBox="0 0 4071 2863" svg:d="M0 2837c542 106 1041-128 1505-352 590-284 991-854 1427-1341l365-427 456-457 318-260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_5f_" presentation:presentation-page-layout-name="AL2T11">
        <office:forms form:automatic-focus="false" form:apply-design-mode="false"/>
        <draw:frame draw:style-name="gr6" draw:text-style-name="P16" draw:layer="layout" svg:width="23.622cm" svg:height="15.893cm" svg:x="1.016cm" svg:y="3.556cm">
          <draw:text-box>
            <text:p><text:span text:style-name="T14">An </text:span><text:span text:style-name="T14">objec</text:span><text:span text:style-name="T14">t is </text:span><text:span text:style-name="T14">copie</text:span><text:span text:style-name="T14">d </text:span><text:span text:style-name="T14">when</text:span><text:span text:style-name="T14">:</text:span></text:p>
            <text:list text:style-name="L3">
              <text:list-item>
                <text:list>
                  <text:list-item>
                    <text:p><text:span text:style-name="T15">C</text:span><text:span text:style-name="T15">on</text:span><text:span text:style-name="T15">str</text:span><text:span text:style-name="T15">uct</text:span><text:span text:style-name="T15">ing </text:span><text:span text:style-name="T15">ne</text:span><text:span text:style-name="T15">w </text:span><text:span text:style-name="T15">obj</text:span><text:span text:style-name="T15">ect </text:span><text:span text:style-name="T15">fro</text:span><text:span text:style-name="T15">m </text:span><text:span text:style-name="T15">exi</text:span><text:span text:style-name="T15">sti</text:span><text:span text:style-name="T15">ng;</text:span></text:p>
                  </text:list-item>
                  <text:list-item>
                    <text:p><text:span text:style-name="T15">P</text:span><text:span text:style-name="T15">as</text:span><text:span text:style-name="T15">sin</text:span><text:span text:style-name="T15">g </text:span><text:span text:style-name="T15">par</text:span><text:span text:style-name="T15">am</text:span><text:span text:style-name="T15">ete</text:span><text:span text:style-name="T15">r </text:span><text:span text:style-name="T15">by </text:span><text:span text:style-name="T15">val</text:span><text:span text:style-name="T15">ue;</text:span></text:p>
                  </text:list-item>
                  <text:list-item>
                    <text:p><text:span text:style-name="T15">R</text:span><text:span text:style-name="T15">etu</text:span><text:span text:style-name="T15">rni</text:span><text:span text:style-name="T15">ng </text:span><text:span text:style-name="T15">by </text:span><text:span text:style-name="T15">val</text:span><text:span text:style-name="T15">ue;</text:span></text:p>
                  </text:list-item>
                  <text:list-item>
                    <text:p><text:span text:style-name="T16">As</text:span><text:span text:style-name="T16">sig</text:span><text:span text:style-name="T16">nin</text:span><text:span text:style-name="T16">g </text:span><text:span text:style-name="T16">exi</text:span><text:span text:style-name="T16">sti</text:span><text:span text:style-name="T16">ng </text:span><text:span text:style-name="T16">to </text:span><text:span text:style-name="T16">exi</text:span><text:span text:style-name="T16">sti</text:span><text:span text:style-name="T16">ng.</text:span></text:p>
                  </text:list-item>
                </text:list>
              </text:list-item>
            </text:list>
            <text:p><text:span text:style-name="T17">Case</text:span><text:span text:style-name="T17">s 1-3 </text:span><text:span text:style-name="T17">are </text:span><text:span text:style-name="T17">handl</text:span><text:span text:style-name="T17">ed by</text:span><text:span text:style-name="T17"><text:line-break/></text:span><text:span text:style-name="T17"> <text:s text:c="9"/></text:span><text:span text:style-name="T17"><text:s text:c="2"/></text:span><text:span text:style-name="T18">copy </text:span><text:span text:style-name="T18">cons</text:span><text:span text:style-name="T18">truct</text:span><text:span text:style-name="T18">or</text:span><text:span text:style-name="T19">;</text:span></text:p>
            <text:p><text:span text:style-name="T20">Case </text:span><text:span text:style-name="T20">4 is </text:span><text:span text:style-name="T20">handl</text:span><text:span text:style-name="T20">ed by </text:span></text:p>
            <text:p><text:span text:style-name="T20"><text:s text:c="10"/></text:span><text:span text:style-name="T20"><text:s text:c="2"/></text:span><text:span text:style-name="T21">assi</text:span><text:span text:style-name="T21">gnm</text:span><text:span text:style-name="T21">ent </text:span><text:span text:style-name="T21">oper</text:span><text:span text:style-name="T21">ator</text:span><text:span text:style-name="T20">.</text:span></text:p>
            <text:p><text:span text:style-name="T22">By </text:span><text:span text:style-name="T22">defa</text:span><text:span text:style-name="T22">ult, </text:span><text:span text:style-name="T22">both </text:span><text:span text:style-name="T22">do </text:span><text:span text:style-name="T23">shall</text:span><text:span text:style-name="T23">ow </text:span><text:span text:style-name="T23">copy</text:span><text:span text:style-name="T22">.</text:span></text:p>
          </draw:text-box>
        </draw:frame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Cop</text:span><text:span text:style-name="T3">y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office:forms form:automatic-focus="false" form:apply-design-mode="false"/>
        <draw:frame draw:name="כותרת 1" presentation:style-name="pr7" draw:text-style-name="P18" draw:layer="layout" svg:width="21.478cm" svg:height="3.181cm" svg:x="3.364cm" svg:y="0.42cm" presentation:class="title" presentation:user-transformed="true">
          <draw:text-box>
            <text:p text:style-name="P17"><text:span text:style-name="T24">Rule </text:span><text:span text:style-name="T24">of </text:span><text:span text:style-name="T24">Thre</text:span><text:span text:style-name="T24">e</text:span></text:p>
          </draw:text-box>
        </draw:frame>
        <draw:frame draw:name="מציין מיקום טקסט 2" presentation:style-name="pr8" draw:text-style-name="P22" draw:layer="layout" svg:width="24.01cm" svg:height="15.187cm" svg:x="0.762cm" svg:y="2.794cm" presentation:class="outline" presentation:user-transformed="true">
          <draw:text-box>
            <text:list text:style-name="L4">
              <text:list-header>
                <text:p text:style-name="P19"><text:span text:style-name="T25">A rule of thumb:</text:span></text:p>
              </text:list-header>
            </text:list>
            <text:list text:style-name="L5">
              <text:list-item>
                <text:list>
                  <text:list-item>
                    <text:p text:style-name="P19"><text:span text:style-name="T25">When you need to make a deep copy </text:span><text:span text:style-name="T25">of an object, you need to define all of </text:span><text:span text:style-name="T25">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25">Copy constructor</text:span></text:p>
                      </text:list-item>
                      <text:list-item>
                        <text:p text:style-name="P20"><text:span text:style-name="T25">Destructor</text:span></text:p>
                      </text:list-item>
                      <text:list-item>
                        <text:p text:style-name="P20"><text:span text:style-name="T25">Operator =</text:span></text:p>
                      </text:list-item>
                    </text:list>
                  </text:list-item>
                  <text:list-item>
                    <text:p text:style-name="P19"><text:span text:style-name="T25">Or in other words:</text:span></text:p>
                  </text:list-item>
                </text:list>
              </text:list-item>
            </text:list>
            <text:p text:style-name="P21"><text:span text:style-name="T25">when you need one, you need all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6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7" draw:text-style-name="P24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8" draw:text-style-name="P25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7" draw:text-style-name="P18" draw:layer="layout" svg:width="21.478cm" svg:height="3.181cm" svg:x="2.899cm" svg:y="-0.478cm" presentation:class="title" presentation:user-transformed="true">
          <draw:text-box>
            <text:p text:style-name="P17"><text:span text:style-name="T24">A </text:span><text:span text:style-name="T24">skel</text:span><text:span text:style-name="T24">eton </text:span><text:span text:style-name="T24">for </text:span><text:span text:style-name="T24">deep </text:span><text:span text:style-name="T24">copy</text:span><text:span text:style-name="T26"> </text:span><text:span text:style-name="T26">(folder </text:span><text:span text:style-name="T26">1)</text:span></text:p>
          </draw:text-box>
        </draw:frame>
        <draw:custom-shape draw:name="מלבן 4" draw:style-name="gr9" draw:text-style-name="P26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0" draw:text-style-name="P29" draw:layer="layout" svg:width="23.749cm" svg:height="18.926cm" svg:x="0.635cm" svg:y="0.124cm" presentation:class="outline" presentation:user-transformed="true">
          <draw:text-box>
            <text:p text:style-name="P27"><text:span text:style-name="T27"/></text:p>
            <text:p text:style-name="P27"><text:span text:style-name="T27"/></text:p>
            <text:p text:style-name="P27"><text:span text:style-name="T28">// Copy constructor</text:span></text:p>
            <text:p text:style-name="P27"><text:span text:style-name="T29">A (const A&amp; other) : </text:span><text:span text:style-name="T30">init</text:span><text:span text:style-name="T29"> {</text:span></text:p>
            <text:p text:style-name="P28"><text:span text:style-name="T31">copy_other(other);</text:span></text:p>
            <text:p text:style-name="P27"><text:span text:style-name="T29">}</text:span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28">// </text:span><text:span text:style-name="T33">Operator = </text:span><text:span text:style-name="T34"><text:s/></text:span></text:p>
            <text:p text:style-name="P27"><text:span text:style-name="T29">A&amp; operator=(const A&amp; other) {</text:span></text:p>
            <text:p text:style-name="P28"><text:span text:style-name="T29">if (this!=&amp;other) { </text:span><text:span text:style-name="T33">// preventing problems in a=a</text:span></text:p>
            <text:p text:style-name="P28"><text:span text:style-name="T35"><text:s text:c="2"/></text:span><text:span text:style-name="T35">clear(); </text:span><text:span text:style-name="T30">init</text:span><text:span text:style-name="T35"> </text:span><text:span text:style-name="T36">// or recycle</text:span></text:p>
            <text:p text:style-name="P28"><text:span text:style-name="T31"><text:s text:c="2"/></text:span><text:span text:style-name="T31">copy_other(other);</text:span></text:p>
            <text:p text:style-name="P28"><text:span text:style-name="T29">} return *this; } </text:span><text:span text:style-name="T33">// allows a= b= c= …</text:span></text:p>
          </draw:text-box>
        </draw:frame>
        <draw:frame draw:name="מציין מיקום טקסט 6" presentation:style-name="pr11" draw:text-style-name="P30" draw:layer="layout" svg:width="8.4cm" svg:height="10.798cm" svg:x="12.3cm" svg:y="3.097cm" presentation:class="outline" presentation:user-transformed="true">
          <draw:text-box>
            <text:p text:style-name="P27"><text:span text:style-name="T33">// Destructor</text:span></text:p>
            <text:p text:style-name="P27"><text:span text:style-name="T29">~A() {</text:span></text:p>
            <text:p text:style-name="P28"><text:span text:style-name="T35">clear();</text:span></text:p>
            <text:p text:style-name="P27"><text:span text:style-name="T29">}</text:span></text:p>
            <text:p text:style-name="P27"><text:span text:style-name="T27"/></text:p>
            <text:p text:style-name="P27"><text:span text:style-name="T27"/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7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office:forms form:automatic-focus="false" form:apply-design-mode="false"/>
        <draw:custom-shape draw:name="מציין מיקום של מספר שקופית 2" draw:style-name="gr10" draw:text-style-name="P32" draw:layer="layout" svg:width="1.203cm" svg:height="0.936cm" svg:x="24.196cm" svg:y="18.113cm">
          <text:p text:style-name="P31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33" draw:layer="layout" svg:width="21.478cm" svg:height="6.097cm" svg:x="1.899cm" svg:y="0.146cm" presentation:class="title" presentation:user-transformed="true">
          <draw:text-box>
            <text:p text:style-name="P17"><text:span text:style-name="T24">Con</text:span><text:span text:style-name="T24">versi</text:span><text:span text:style-name="T24">ons </text:span><text:span text:style-name="T24">of </text:span><text:span text:style-name="T24">type</text:span><text:span text:style-name="T24">s</text:span><text:span text:style-name="T24"><text:line-break/></text:span><text:span text:style-name="T24"><text:line-break/></text:span><text:span text:style-name="T38">done </text:span><text:span text:style-name="T38">in </text:span><text:span text:style-name="T38">two </text:span><text:span text:style-name="T38">case</text:span><text:span text:style-name="T38">s:</text:span><text:span text:style-name="T24"><text:line-break/></text:span><text:span text:style-name="T24"/></text:p>
          </draw:text-box>
        </draw:frame>
        <draw:frame draw:name="מציין מיקום טקסט 2" presentation:style-name="pr13" draw:text-style-name="P30" draw:layer="layout" svg:width="24.01cm" svg:height="15.006cm" svg:x="-0.101cm" svg:y="3.642cm" presentation:class="outline" presentation:user-transformed="true">
          <draw:text-box>
            <text:p text:style-name="P34"><text:span text:style-name="T27"/></text:p>
            <text:list text:style-name="L8">
              <text:list-item>
                <text:list>
                  <text:list-item>
                    <text:p text:style-name="P19"><text:span text:style-name="T27">Explicit casting;</text:span></text:p>
                  </text:list-item>
                  <text:list-item>
                    <text:p text:style-name="P19"><text:span text:style-name="T27">Implicit casting - when a function gets </text:span><text:span text:style-name="T39">X</text:span><text:span text:style-name="T27"> type </text:span><text:span text:style-name="T27">while it was expecting to get </text:span><text:span text:style-name="T40">Y</text:span><text:span text:style-name="T27"> type, and there is </text:span><text:span text:style-name="T27">a casting from </text:span><text:span text:style-name="T39">X </text:span><text:span text:style-name="T27">to</text:span><text:span text:style-name="T39"> </text:span><text:span text:style-name="T40">Y</text:span><text:span text:style-name="T27">:</text:span></text:p>
                  </text:list-item>
                </text:list>
              </text:list-item>
            </text:list>
            <text:p><text:span text:style-name="T27"/></text:p>
            <text:p text:style-name="P21"><text:span text:style-name="T27"><text:tab/></text:span><text:span text:style-name="T27">void foo(</text:span><text:span text:style-name="T40">Y y</text:span><text:span text:style-name="T27">)</text:span></text:p>
            <text:p text:style-name="P21"><text:span text:style-name="T27"><text:tab/></text:span><text:span text:style-name="T27">...</text:span></text:p>
            <text:p text:style-name="P21"><text:span text:style-name="T39"><text:tab/></text:span><text:span text:style-name="T39">X x</text:span><text:span text:style-name="T27">;</text:span></text:p>
            <text:p text:style-name="P21"><text:span text:style-name="T27"><text:tab/></text:span><text:span text:style-name="T27">foo(x); // a conversion from </text:span><text:span text:style-name="T39">X </text:span><text:span text:style-name="T27">to</text:span><text:span text:style-name="T39"> </text:span><text:span text:style-name="T40">Y</text:span><text:span text:style-name="T27"> is done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8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office:forms form:automatic-focus="false" form:apply-design-mode="false"/>
        <draw:custom-shape draw:name="מציין מיקום של מספר שקופית 2" draw:style-name="gr10" draw:text-style-name="P32" draw:layer="layout" svg:width="1.203cm" svg:height="0.936cm" svg:x="24.196cm" svg:y="18.113cm">
          <text:p text:style-name="P31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7" draw:text-style-name="P18" draw:layer="layout" svg:width="21.478cm" svg:height="3.181cm" svg:x="3.364cm" svg:y="0.42cm" presentation:class="title" presentation:user-transformed="true">
          <draw:text-box>
            <text:p text:style-name="P17"><text:span text:style-name="T24">Use</text:span><text:span text:style-name="T24">r </text:span><text:span text:style-name="T24">defi</text:span><text:span text:style-name="T24">ned </text:span><text:span text:style-name="T24">con</text:span><text:span text:style-name="T24">vers</text:span><text:span text:style-name="T24">ion</text:span><text:span text:style-name="T41"> </text:span><text:span text:style-name="T41">(fold</text:span><text:span text:style-name="T41">er 5)</text:span></text:p>
          </draw:text-box>
        </draw:frame>
        <draw:frame draw:name="מציין מיקום טקסט 2" presentation:style-name="pr14" draw:text-style-name="P30" draw:layer="layout" svg:width="24.01cm" svg:height="16.916cm" svg:x="0.754cm" svg:y="3.131cm" presentation:class="outline" presentation:user-transformed="true">
          <draw:text-box>
            <text:p text:style-name="P27"><text:span text:style-name="T27">class Fraction {</text:span></text:p>
            <text:p text:style-name="P28"><text:span text:style-name="T27">...</text:span></text:p>
            <text:p text:style-name="P28"><text:span text:style-name="T40">// double --&gt; Fraction conversion</text:span></text:p>
            <text:p text:style-name="P28"><text:span text:style-name="T40">Fraction (const double&amp; d) {</text:span></text:p>
            <text:p text:style-name="P35"><text:span text:style-name="T40">...</text:span></text:p>
            <text:p text:style-name="P28"><text:span text:style-name="T40">}</text:span></text:p>
            <text:p text:style-name="P28"><text:span text:style-name="T27">...</text:span></text:p>
            <text:p text:style-name="P28"><text:span text:style-name="T39">// Fraction --&gt; double conversion</text:span></text:p>
            <text:p text:style-name="P28"><text:span text:style-name="T39">operator double() const {</text:span></text:p>
            <text:p text:style-name="P35"><text:span text:style-name="T39">...</text:span></text:p>
            <text:p text:style-name="P28"><text:span text:style-name="T39">}</text:span></text:p>
            <text:p text:style-name="P28"><text:span text:style-name="T27">..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9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draw:custom-shape draw:name="מציין מיקום של מספר שקופית 2" draw:style-name="gr11" draw:text-style-name="P36" draw:layer="layout" svg:width="1.203cm" svg:height="0.936cm" svg:x="24.196cm" svg:y="18.113cm">
          <text:p text:style-name="P31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18" draw:layer="layout" svg:width="26.002cm" svg:height="4.573cm" svg:x="0.699cm" svg:y="0.545cm" presentation:class="title" presentation:user-transformed="true">
          <draw:text-box>
            <text:p text:style-name="P17"><text:span text:style-name="T24">Con</text:span><text:span text:style-name="T24">versi</text:span><text:span text:style-name="T24">ons </text:span><text:span text:style-name="T24">dang</text:span><text:span text:style-name="T24">er: </text:span><text:span text:style-name="T24"><text:line-break/></text:span><text:span text:style-name="T24"><text:tab/></text:span><text:span text:style-name="T24">unex</text:span><text:span text:style-name="T24">pect</text:span><text:span text:style-name="T24">ed </text:span><text:span text:style-name="T24">beha</text:span><text:span text:style-name="T24">vior</text:span><text:span text:style-name="T24"><text:line-break/></text:span><text:span text:style-name="T24"> </text:span></text:p>
          </draw:text-box>
        </draw:frame>
        <draw:frame draw:name="מציין מיקום טקסט 2" presentation:style-name="pr16" draw:text-style-name="P30" draw:layer="layout" svg:width="24.01cm" svg:height="17.009cm" svg:x="0.832cm" svg:y="3.642cm" presentation:class="outline" presentation:user-transformed="true">
          <draw:text-box>
            <text:p text:style-name="P27"><text:span text:style-name="T27"/></text:p>
            <text:p text:style-name="P34"><text:span text:style-name="T42">Vector</text:span><text:span text:style-name="T43">(</text:span><text:span text:style-name="T44">size_t length</text:span><text:span text:style-name="T43">) // ctor</text:span></text:p>
            <text:p text:style-name="P27"><text:span text:style-name="T43">…</text:span></text:p>
            <text:p text:style-name="P34"><text:span text:style-name="T43">int sum(</text:span><text:span text:style-name="T42">const Vector&amp; v</text:span><text:span text:style-name="T43">) // function</text:span></text:p>
            <text:p text:style-name="P34"><text:span text:style-name="T43">...</text:span></text:p>
            <text:p text:style-name="P34"><text:span text:style-name="T43">int i=3;</text:span></text:p>
            <text:p text:style-name="P34"><text:span text:style-name="T43">sum(</text:span><text:span text:style-name="T44">i</text:span><text:span text:style-name="T43">);</text:span><text:span text:style-name="T39"> </text:span><text:span text:style-name="T45">// Equivalent to: sum</text:span><text:span text:style-name="T43">(Vector</text:span><text:span text:style-name="T42">(</text:span><text:span text:style-name="T44">i</text:span><text:span text:style-name="T42">)</text:span><text:span text:style-name="T43">)</text:span></text:p>
            <text:p text:style-name="P34"><text:span text:style-name="T45">// Did the user really wanted this?</text:span></text:p>
            <text:p text:style-name="P27"><text:span text:style-name="T43"/></text:p>
            <text:p text:style-name="P34"><text:span text:style-name="T46">The Vector and the size_t objects are not </text:span><text:span text:style-name="T46">logically the same objects!</text:span></text:p>
            <text:p text:style-name="P27"><text:span text:style-name="T27"/></text:p>
          </draw:text-box>
        </draw:frame>
        <presentation:notes draw:style-name="dp5">
          <draw:page-thumbnail draw:name="מציין מיקום של תמונת שקופית 1" draw:style-name="gr1" draw:layer="layout" svg:width="13.321cm" svg:height="9.996cm" svg:x="-1.662cm" svg:y="0cm" draw:page-number="10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custom-shape draw:name="מציין מיקום של מספר שקופית 2" draw:style-name="gr11" draw:text-style-name="P36" draw:layer="layout" svg:width="1.203cm" svg:height="0.936cm" svg:x="24.196cm" svg:y="18.113cm">
          <text:p text:style-name="P31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33" draw:layer="layout" svg:width="21.653cm" svg:height="4.573cm" svg:x="0.699cm" svg:y="0.545cm" presentation:class="title" presentation:user-transformed="true">
          <draw:text-box>
            <text:p text:style-name="P17"><text:span text:style-name="T24">The </text:span><text:span text:style-name="T47">expl</text:span><text:span text:style-name="T47">icit </text:span><text:span text:style-name="T24">keyw</text:span><text:span text:style-name="T24">ord</text:span><text:span text:style-name="T26"> </text:span><text:span text:style-name="T26">(folder </text:span><text:span text:style-name="T26">4)</text:span><text:span text:style-name="T24"><text:line-break/></text:span><text:span text:style-name="T24"> <text:s/></text:span><text:span text:style-name="T24"><text:line-break/></text:span><text:span text:style-name="T24"> </text:span></text:p>
          </draw:text-box>
        </draw:frame>
        <draw:frame draw:name="מציין מיקום טקסט 2" presentation:style-name="pr17" draw:text-style-name="P30" draw:layer="layout" svg:width="24.01cm" svg:height="15.579cm" svg:x="0.832cm" svg:y="3.642cm" presentation:class="outline" presentation:user-transformed="true">
          <draw:text-box>
            <text:p text:style-name="P27"><text:span text:style-name="T27"/></text:p>
            <text:p text:style-name="P34"><text:span text:style-name="T48">explicit </text:span><text:span text:style-name="T42">Vector</text:span><text:span text:style-name="T43">(</text:span><text:span text:style-name="T44">size_t length</text:span><text:span text:style-name="T43">) // ctor</text:span></text:p>
            <text:p text:style-name="P27"><text:span text:style-name="T43">…</text:span></text:p>
            <text:p text:style-name="P34"><text:span text:style-name="T43">int sum(</text:span><text:span text:style-name="T42">const Vector&amp; v</text:span><text:span text:style-name="T43">) // function</text:span></text:p>
            <text:p text:style-name="P34"><text:span text:style-name="T43">...</text:span></text:p>
            <text:p text:style-name="P34"><text:span text:style-name="T43">int i=3;</text:span></text:p>
            <text:p text:style-name="P34"><text:span text:style-name="T43">sum(</text:span><text:span text:style-name="T44">i</text:span><text:span text:style-name="T43">);</text:span><text:span text:style-name="T39"> </text:span><text:span text:style-name="T45">// Won’t compile</text:span></text:p>
            <text:p text:style-name="P34"><text:span text:style-name="T43">sum(Vector{</text:span><text:span text:style-name="T44">i}</text:span><text:span text:style-name="T43">);</text:span><text:span text:style-name="T39"> </text:span><text:span text:style-name="T45">// compiles</text:span></text:p>
            <text:p text:style-name="P34"><text:span text:style-name="T45"/></text:p>
          </draw:text-box>
        </draw:frame>
        <presentation:notes draw:style-name="dp5">
          <draw:page-thumbnail draw:name="מציין מיקום של תמונת שקופית 1" draw:style-name="gr1" draw:layer="layout" svg:width="13.321cm" svg:height="9.996cm" svg:x="-1.662cm" svg:y="0cm" draw:page-number="11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alibri" svg:font-family="Calibri"/>
    <style:font-face style:name="Arial Unicode MS" svg:font-family="'Arial Unicode MS'" style:font-family-generic="modern"/>
    <style:font-face style:name="Calibri4" svg:font-family="Calibri" style:font-family-generic="modern"/>
    <style:font-face style:name="Courier New1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1" svg:font-family="Tahoma" style:font-pitch="variable"/>
    <style:font-face style:name="Arial5" svg:font-family="Arial" style:font-family-generic="modern" style:font-pitch="variable"/>
    <style:font-face style:name="Arial Unicode MS1" svg:font-family="'Arial Unicode MS'" style:font-family-generic="modern" style:font-pitch="variable"/>
    <style:font-face style:name="DejaVu Sans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" svg:font-family="'Liberation Serif'" style:font-family-generic="script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0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3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5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26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2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</text:span><text:span text:style-name="MT4">כדי </text:span><text:span text:style-name="MT4">לערו</text:span><text:span text:style-name="MT4">ך </text:span><text:span text:style-name="MT4">סגנון </text:span><text:span text:style-name="MT4">כותר</text:span><text:span text:style-name="MT4">ת של </text:span><text:span text:style-name="MT4">תבני</text:span><text:span text:style-name="MT4">ת </text:span><text:span text:style-name="MT4">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של </text:span><text:span text:style-name="MT6">תבני</text:span><text:span text:style-name="MT6">ת </text:span><text:span text:style-name="MT6">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" style:display-name="שקופית כותרת" style:page-layout-name="PM1" draw:style-name="Mdp2">
      <draw:custom-shape draw:name="מלבן 8" draw:style-name="Mgr3" draw:text-style-name="MP1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5" draw:text-style-name="MP1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9" draw:text-style-name="MP24" draw:layer="backgroundobjects" svg:width="6.878cm" svg:height="1.322cm" svg:x="17.145cm" svg:y="17.198cm" presentation:class="date-time" presentation:user-transformed="true">
        <draw:text-box>
          <text:p text:style-name="MP23"><text:span text:style-name="MT11"><text:date style:data-style-name="D1" text:date-value="2021-03-24">24/3/21</text:date></text:span></text:p>
        </draw:text-box>
      </draw:frame>
      <draw:frame draw:name="מציין מיקום של כותרת תחתונה 16" presentation:style-name="Mpr19" draw:text-style-name="MP24" draw:layer="backgroundobjects" svg:width="12.911cm" svg:height="1.269cm" svg:x="0.635cm" svg:y="17.145cm" presentation:class="footer" presentation:user-transformed="true">
        <draw:text-box>
          <text:p text:style-name="MP23"><text:span text:style-name="MT11">.</text:span></text:p>
        </draw:text-box>
      </draw:frame>
      <draw:frame draw:name="מציין מיקום של מספר שקופית 28" presentation:style-name="Mpr20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מלבן 6" draw:style-name="Mgr6" draw:text-style-name="MP25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26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27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1" draw:text-style-name="MP17" draw:layer="backgroundobjects" svg:width="22.859cm" svg:height="4.082cm" svg:x="1.27cm" svg:y="4.183cm" presentation:class="title" presentation:user-transformed="true">
        <draw:text-box>
          <text:p text:style-name="MP28"><text:span text:style-name="MT12">לחץ </text:span><text:span text:style-name="MT12">כדי </text:span><text:span text:style-name="MT12">לערו</text:span><text:span text:style-name="MT12">ך </text:span><text:span text:style-name="MT12">סגנון </text:span><text:span text:style-name="MT12">כותר</text:span><text:span text:style-name="MT12">ת של </text:span><text:span text:style-name="MT12">תבני</text:span><text:span text:style-name="MT12">ת </text:span><text:span text:style-name="MT12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Nir Friedman</meta:initial-creator>
    <meta:editing-cycles>768</meta:editing-cycles>
    <meta:print-date>2006-12-12T13:43:12</meta:print-date>
    <meta:creation-date>2002-10-18T11:19:22</meta:creation-date>
    <dc:date>2021-03-24T07:17:50.239509293</dc:date>
    <meta:editing-duration>P3DT10H38M18S</meta:editing-duration>
    <meta:generator>LibreOffice/6.4.6.2$Linux_X86_64 LibreOffice_project/40$Build-2</meta:generator>
    <dc:creator>Erel Segal-Halevi</dc:creator>
    <meta:document-statistic meta:object-count="14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